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5a9" officeooo:paragraph-rsid="0006c5a9"/>
    </style:style>
    <style:style style:name="P2" style:family="paragraph" style:parent-style-name="Standard">
      <style:paragraph-properties fo:text-align="start" style:justify-single-word="false"/>
      <style:text-properties officeooo:rsid="0006c5a9" officeooo:paragraph-rsid="0006c5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7(More Router links )</text:p>
      <text:p text:style-name="P1"/>
      <text:p text:style-name="P1"/>
      <text:p text:style-name="P2"/>
      <text:p text:style-name="P2">amra dinamic paramiter use kore dinamic vabe profile show korte pari.</text:p>
      <text:p text:style-name="P2"/>
      <text:p text:style-name="P2">Dinamic paramiter pass korar jonno amder akta bapar kheyal rakhte hobe .</text:p>
      <text:p text:style-name="P2"/>
      <text:p text:style-name="P2">Amra route e ki paramiter use koresi.</text:p>
      <text:p text:style-name="P2"/>
      <text:p text:style-name="P2">First step:</text:p>
      <text:p text:style-name="P2"/>
      <text:p text:style-name="P2"/>
      <text:p text:style-name="P2"><text:s text:c="4"/>{</text:p>
      <text:p text:style-name="P2"><text:s text:c="6"/>path:'/profile/:user_id',</text:p>
      <text:p text:style-name="P2"><text:s text:c="6"/>name:'profile',</text:p>
      <text:p text:style-name="P2"><text:s text:c="6"/>component:()=&gt;import('@/components/profile')</text:p>
      <text:p text:style-name="P2"><text:s text:c="4"/>}</text:p>
      <text:p text:style-name="P2"><text:s text:c="4"/></text:p>
      <text:p text:style-name="P2"><text:s text:c="4"/>1. <text:s/>path:'/profile/:user_id', ekhane amra /profile er por /:user_id hisebe dinamic id use kore route toiri koresi.</text:p>
      <text:p text:style-name="P2"><text:s text:c="4"/></text:p>
      <text:p text:style-name="P2"><text:s text:c="4"/>2nd Step:</text:p>
      <text:p text:style-name="P2"><text:s text:c="4"/></text:p>
      <text:p text:style-name="P2"><text:s text:c="4"/>Dinamic id show korar niyom: </text:p>
      <text:p text:style-name="P2"><text:s text:c="4"/>for Example:</text:p>
      <text:p text:style-name="P2"><text:s text:c="4"/>amra kiso static data niye nilam:</text:p>
      <text:p text:style-name="P2"><text:s text:c="4"/>userIds:[2,4,6,5]</text:p>
      <text:p text:style-name="P2"/>
      <text:p text:style-name="P2"><text:s text:c="4"/></text:p>
      <text:p text:style-name="P2"><text:s text:c="4"/>&lt;ul&gt;</text:p>
      <text:p text:style-name="P2"><text:s text:c="4"/></text:p>
      <text:p text:style-name="P2"><text:s text:c="8"/>&lt;li v-for='(id,index) in userIds' :key='index'&gt;</text:p>
      <text:p text:style-name="P2"><text:s text:c="12"/>&lt;router-view <text:s/>:to='{name:'profile',params:'user_id:id''}&gt;Profile {{ id }}&lt;/router-view&gt;</text:p>
      <text:p text:style-name="P2"><text:s text:c="8"/>&lt;/li&gt;</text:p>
      <text:p text:style-name="P2"><text:s text:c="4"/></text:p>
      <text:p text:style-name="P2"><text:s text:c="4"/>&lt;/ul&gt;</text:p>
      <text:p text:style-name="P2"><text:s text:c="4"/></text:p>
      <text:p text:style-name="P2"><text:s text:c="4"/></text:p>
      <text:p text:style-name="P2"><text:s text:c="4"/>1. Ekhane userIds name e kiso dinamic value Example hisebe naoa hoyese.</text:p>
      <text:p text:style-name="P2"><text:s text:c="4"/>2. &lt;li v-for='(id,index) in userIds' :key='index'&gt; , amra for loop use kore UserIds theke singullar id te pathiyesi.</text:p>
      <text:p text:style-name="P2">3. :to={'name:'profile',params:'user_id:id'} ' , :to diye Bind kora hosse, amra profile er moddhe name er data silo amra route e name jei data diyesi oita . And Params name e akta paramiter naoa hoyese jeikhane 2 ta paramiter hobe . first paramiter holo amra route e jei dinamic id use koresi oita . and second paramiter holo v-for diye jeita amra singullar hisebe ready koresi oita</text:p>
      <text:p text:style-name="P2"/>
      <text:p text:style-name="P2"><text:s text:c="4"/>******************************************************************* </text:p>
      <text:p text:style-name="P2"><text:s text:c="4"/></text:p>
      <text:p text:style-name="P2"><text:soft-page-break/><text:s text:c="4"/>&lt;template &gt;</text:p>
      <text:p text:style-name="P2">&lt;div id="navbar"&gt;</text:p>
      <text:p text:style-name="P2"/>
      <text:p text:style-name="P2"><text:s text:c="4"/>&lt;nav&gt;</text:p>
      <text:p text:style-name="P2"><text:s text:c="9"/>&lt;ul&gt;</text:p>
      <text:p text:style-name="P2"><text:s text:c="12"/>&lt;li&gt;&lt;router-link to='/'&gt;Home&lt;/router-link&gt;&lt;/li&gt;</text:p>
      <text:p text:style-name="P2"><text:s text:c="12"/>&lt;li&gt;&lt;router-link to='/portfolio'&gt;portfolio&lt;/router-link&gt;&lt;/li&gt;</text:p>
      <text:p text:style-name="P2"><text:s text:c="12"/>&lt;li&gt;&lt;router-link to='/about'&gt;about&lt;/router-link&gt;&lt;/li&gt;</text:p>
      <text:p text:style-name="P2"><text:s text:c="12"/>&lt;li&gt;&lt;router-link :to="{name:'contact'}"&gt;contact&lt;/router-link&gt;&lt;/li&gt;</text:p>
      <text:p text:style-name="P2"><text:s text:c="8"/>&lt;/ul&gt;</text:p>
      <text:p text:style-name="P2"><text:s text:c="4"/>&lt;/nav&gt;</text:p>
      <text:p text:style-name="P2"><text:s text:c="8"/>&lt;div&gt;</text:p>
      <text:p text:style-name="P2"><text:s text:c="12"/>&lt;ul&gt;</text:p>
      <text:p text:style-name="P2"><text:s text:c="16"/>&lt;li v-for="(id,index) in userIds" :key="index"&gt;</text:p>
      <text:p text:style-name="P2"><text:s text:c="20"/>&lt;router-link :to="{name:'profile',params:{user_id:id}}"&gt;Profile {{ id }}&lt;/router-link&gt;</text:p>
      <text:p text:style-name="P2"><text:s text:c="16"/>&lt;/li&gt;</text:p>
      <text:p text:style-name="P2"><text:s text:c="12"/>&lt;/ul&gt;</text:p>
      <text:p text:style-name="P2"><text:s text:c="8"/>&lt;/div&gt;</text:p>
      <text:p text:style-name="P2">&lt;/div&gt;</text:p>
      <text:p text:style-name="P2"><text:s text:c="4"/></text:p>
      <text:p text:style-name="P2">&lt;/template&gt;</text:p>
      <text:p text:style-name="P2"/>
      <text:p text:style-name="P2">&lt;script&gt;</text:p>
      <text:p text:style-name="P2"/>
      <text:p text:style-name="P2">export default {</text:p>
      <text:p text:style-name="P2"><text:s text:c="4"/>name:'navbar',</text:p>
      <text:p text:style-name="P2"><text:s text:c="4"/>data(){</text:p>
      <text:p text:style-name="P2"><text:s text:c="8"/>return{</text:p>
      <text:p text:style-name="P2"><text:s text:c="12"/>userIds:[1,2,3,4,5]</text:p>
      <text:p text:style-name="P2"><text:s text:c="8"/>}</text:p>
      <text:p text:style-name="P2"><text:s text:c="4"/>}</text:p>
      <text:p text:style-name="P2">}</text:p>
      <text:p text:style-name="P2">&lt;/script&gt;</text:p>
      <text:p text:style-name="P2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8:10:38.023492611</meta:creation-date>
    <dc:date>2020-04-22T18:30:26.625678426</dc:date>
    <meta:editing-duration>PT9M38S</meta:editing-duration>
    <meta:editing-cycles>1</meta:editing-cycles>
    <meta:document-statistic meta:table-count="0" meta:image-count="0" meta:object-count="0" meta:page-count="2" meta:paragraph-count="65" meta:word-count="228" meta:character-count="2183" meta:non-whitespace-character-count="1654"/>
    <meta:generator>LibreOffice/6.0.7.3$Linux_X86_64 LibreOffice_project/00m0$Build-3</meta:generator>
  </office:meta>
</office:document-meta>
</file>